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6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7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8" style:family="paragraph" style:parent-style-name="Standard">
      <style:text-properties fo:font-size="10pt" fo:language="en" fo:country="US" officeooo:rsid="00169fb3" officeooo:paragraph-rsid="005e9f30" style:font-size-asian="10pt" style:font-size-complex="10pt"/>
    </style:style>
    <style:style style:name="P9" style:family="paragraph" style:parent-style-name="Standard">
      <style:text-properties fo:font-size="10pt" fo:language="en" fo:country="US" officeooo:rsid="0059957b" officeooo:paragraph-rsid="0059957b" style:font-size-asian="10pt" style:font-size-complex="10pt"/>
    </style:style>
    <style:style style:name="P10" style:family="paragraph" style:parent-style-name="Standard">
      <style:text-properties fo:font-size="10pt" fo:language="en" fo:country="US" officeooo:rsid="0059957b" officeooo:paragraph-rsid="005e9f30" style:font-size-asian="10pt" style:font-size-complex="10pt"/>
    </style:style>
    <style:style style:name="P11" style:family="paragraph" style:parent-style-name="Standard">
      <style:text-properties fo:font-size="10pt" fo:language="en" fo:country="US" style:text-underline-style="none" officeooo:rsid="0019c138" officeooo:paragraph-rsid="0059957b" style:font-size-asian="10pt" style:font-size-complex="10pt"/>
    </style:style>
    <style:style style:name="P12" style:family="paragraph" style:parent-style-name="Standard">
      <style:text-properties fo:font-size="10pt" fo:language="en" fo:country="US" style:text-underline-style="none" officeooo:rsid="0019c138" officeooo:paragraph-rsid="005e9f30" style:font-size-asian="10pt" style:font-size-complex="10pt"/>
    </style:style>
    <style:style style:name="P13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14" style:family="paragraph" style:parent-style-name="Standard">
      <style:text-properties fo:font-size="10pt" fo:language="en" fo:country="US" style:text-underline-style="none" officeooo:rsid="00169fb3" officeooo:paragraph-rsid="005e9f30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59957b" officeooo:paragraph-rsid="0059957b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59957b" officeooo:paragraph-rsid="005e9f30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58adad" officeooo:paragraph-rsid="0058adad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58adad" officeooo:paragraph-rsid="005b1e6f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8adad" officeooo:paragraph-rsid="005c5096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58adad" officeooo:paragraph-rsid="005e9f30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5aed08" officeooo:paragraph-rsid="005aed08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5aed08" officeooo:paragraph-rsid="005c5096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5aed08" officeooo:paragraph-rsid="005d4004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5aed08" officeooo:paragraph-rsid="005e9f30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357504" officeooo:paragraph-rsid="005e9f30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ce0f8" officeooo:paragraph-rsid="005ce0f8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5ce0f8" officeooo:paragraph-rsid="005e9f30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18584f" officeooo:paragraph-rsid="005e9f30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169fb3" officeooo:paragraph-rsid="005e9f30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2ff15a" officeooo:paragraph-rsid="005e9f30" style:font-size-asian="10pt" style:font-size-complex="10pt"/>
    </style:style>
    <style:style style:name="P33" style:family="paragraph" style:parent-style-name="Table_20_Contents">
      <style:text-properties fo:font-size="10pt" fo:language="en" fo:country="US" officeooo:paragraph-rsid="005e9f30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58adad"/>
    </style:style>
    <style:style style:name="T3" style:family="text">
      <style:text-properties officeooo:rsid="005aed08"/>
    </style:style>
    <style:style style:name="T4" style:family="text">
      <style:text-properties officeooo:rsid="0053385a"/>
    </style:style>
    <style:style style:name="T5" style:family="text">
      <style:text-properties officeooo:rsid="005bc0ca"/>
    </style:style>
    <style:style style:name="T6" style:family="text">
      <style:text-properties officeooo:rsid="005c5096"/>
    </style:style>
    <style:style style:name="T7" style:family="text">
      <style:text-properties officeooo:rsid="005e9f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REPOSITORY</text:span> <text:span text:style-name="T1"><text:s text:c="132"/></text:span></text:p>
      <text:p text:style-name="P6"/>
      <text:p text:style-name="P9">CREAT<text:span text:style-name="T5">E</text:span> FORK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FORK REPOSITORY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CLONE FORKED REPOSITO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DELETE ALL BRANCHES EXCEPT MASTER AND DEVELOP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CREATE DEVELOP BRANCH IF NECESSARY</text:p>
          </table:table-cell>
          <table:table-cell table:style-name="Table1.B2" office:value-type="string">
            <text:p text:style-name="P1"/>
          </table:table-cell>
        </table:table-row>
      </table:table>
      <text:p text:style-name="P6"/>
      <text:p text:style-name="P9">IMPROVEMENTS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CREATE TAG ON LATEST VERSION IF NECESSARY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<text:span text:style-name="T3">CREATE </text:span>README <text:span text:style-name="T3">FILE IF NECESSARY</text:span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1">CREATE LICENSE FILE IF NECESSARY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1">CREATE CHANGELOG FILE IF NECESSARY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2">CHECK VERSION NUMBERS <text:span text:style-name="T4">(package.json, build.gradle, …)</text:span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2">UPDATE DEPENDENCIES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RUN TEST CASES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FIX TEST CASES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REFACTOR TEST CASES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REFACTOR CODE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ADD CONTRIBUTOR TO FILES <text:span text:style-name="T4">(package.json, build.gradle, …)</text:span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CHANGE URLS TO REPOSITORY <text:span text:style-name="T4">(package.json, …</text:span>)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ADD TOOL FOR TEST COVERAGE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MEASURE TEST COVERAGE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CREATE TEST CASES TO IMPROVE TEST COVERAGE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2">ADD TOOL <text:span text:style-name="T6">FOR STATIC CODE ANALYSIS</text:span>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2">RUN <text:span text:style-name="T2">STATIC CODE ANALYSIS</text:span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2">FIX ISSUES FOUND BY <text:span text:style-name="T2">STATIC CODE ANALYSIS</text:span>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9"><text:span text:style-name="T3">ADD </text:span>PICTURES <text:span text:style-name="T3">TO README FILE IF NECESSARY</text:span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7">ADD <text:span text:style-name="T2">SETUP SECTION </text:span>TO README FILE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7">ADD <text:span text:style-name="T2">FEATURES LIST </text:span>TO README FILE IF NECESSAR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8">ADD LOGO TO REA<text:span text:style-name="T7">D</text:span>ME FILE IF NECESSARY</text:p>
          </table:table-cell>
          <table:table-cell table:style-name="Table2.B2" office:value-type="string">
            <text:p text:style-name="P5"/>
          </table:table-cell>
        </table:table-row>
      </table:table>
      <text:p text:style-name="P13"/>
      <text:p text:style-name="P12"><text:span text:style-name="T2">REPOSITORY</text:span> <text:span text:style-name="T1"><text:s text:c="132"/></text:span></text:p>
      <text:p text:style-name="P8"/>
      <text:p text:style-name="P10">CREAT<text:span text:style-name="T5">E</text:span> FORK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FORK REPOSITORY</text:p>
          </table:table-cell>
          <table:table-cell table:style-name="Table3.B1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6">CLONE FORKED REPOSITORY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6">DELETE ALL BRANCHES EXCEPT MASTER AND DEVELOP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6">CREATE DEVELOP BRANCH IF NECESSARY</text:p>
          </table:table-cell>
          <table:table-cell table:style-name="Table3.B2" office:value-type="string">
            <text:p text:style-name="P33"/>
          </table:table-cell>
        </table:table-row>
      </table:table>
      <text:p text:style-name="P8"/>
      <text:p text:style-name="P10">IMPROVEMENTS</text:p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CREATE TAG ON LATEST VERSION IF NECESSARY</text:p>
          </table:table-cell>
          <table:table-cell table:style-name="Table4.B1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0"><text:span text:style-name="T3">CREATE </text:span>README <text:span text:style-name="T3">FILE IF NECESSARY</text:span></text:p>
          </table:table-cell>
          <table:table-cell table:style-name="Table4.B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4">CREATE LICENSE FILE IF NECESSARY</text:p>
          </table:table-cell>
          <table:table-cell table:style-name="Table4.B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4">CREATE CHANGELOG FILE IF NECESSARY</text:p>
          </table:table-cell>
          <table:table-cell table:style-name="Table4.B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4">CHECK VERSION NUMBERS <text:span text:style-name="T4">(package.json, build.gradle, …)</text:span>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UPDATE DEPENDENCIES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RUN TEST CASES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FIX TEST CASES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REFACTOR TEST CASES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REFACTOR CODE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ADD CONTRIBUTOR TO FILES <text:span text:style-name="T4">(package.json, build.gradle, …)</text:span>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CHANGE URLS TO REPOSITORY <text:span text:style-name="T4">(package.json, …</text:span>)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ADD TOOL FOR TEST COVERAGE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MEASURE TEST COVERAGE</text:p>
          </table:table-cell>
          <table:table-cell table:style-name="Table4.B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4">CREATE TEST CASES TO IMPROVE TEST COVERAGE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ADD TOOL <text:span text:style-name="T6">FOR STATIC CODE ANALYSIS</text:span>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RUN <text:span text:style-name="T2">STATIC CODE ANALYSIS</text:span>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4">FIX ISSUES FOUND BY <text:span text:style-name="T2">STATIC CODE ANALYSIS</text:span>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0"><text:span text:style-name="T3">ADD </text:span>PICTURES <text:span text:style-name="T3">TO README FILE IF NECESSARY</text:span>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8">ADD <text:span text:style-name="T2">SETUP SECTION </text:span>TO README FILE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8">ADD <text:span text:style-name="T2">FEATURES LIST </text:span>TO README FILE IF NECESSARY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8">ADD LOGO TO REA<text:span text:style-name="T7">D</text:span>ME FILE IF NECESSARY</text:p>
          </table:table-cell>
          <table:table-cell table:style-name="Table4.B2" office:value-type="string">
            <text:p text:style-name="P2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4-28T19:59:03.270594759</dc:date>
    <meta:editing-duration>PT1H52M44S</meta:editing-duration>
    <meta:editing-cycles>57</meta:editing-cycles>
    <meta:generator>LibreOffice/6.0.7.3$Linux_X86_64 LibreOffice_project/00m0$Build-3</meta:generator>
    <meta:document-statistic meta:table-count="4" meta:image-count="0" meta:object-count="0" meta:page-count="1" meta:paragraph-count="58" meta:word-count="306" meta:character-count="2216" meta:non-whitespace-character-count="1702"/>
  </office:meta>
</office:document-meta>
</file>